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" svg:font-family=""/>
    <style:font-face style:name="sans-serif" svg:font-family="sans-serif"/>
    <style:font-face style:name="Arial1" svg:font-family="Arial" style:font-family-generic="swiss"/>
    <style:font-face style:name="Calibri" svg:font-family="Calibri" style:font-family-generic="roman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F1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26.996cm" fo:margin-left="0.009cm" fo:margin-top="0cm" fo:margin-bottom="0cm" table:align="left" style:writing-mode="lr-tb"/>
    </style:style>
    <style:style style:name="Tableau1.A" style:family="table-column">
      <style:table-column-properties style:column-width="5.992cm"/>
    </style:style>
    <style:style style:name="Tableau1.B" style:family="table-column">
      <style:table-column-properties style:column-width="10.502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3" style:family="table-row">
      <style:table-row-properties style:min-row-height="1.021cm" fo:keep-together="auto"/>
    </style:style>
    <style:style style:name="Tableau2" style:family="table">
      <style:table-properties style:width="26.996cm" fo:margin-left="0.009cm" fo:margin-top="0cm" fo:margin-bottom="0cm" table:align="left" style:writing-mode="lr-tb"/>
    </style:style>
    <style:style style:name="Tableau2.A" style:family="table-column">
      <style:table-column-properties style:column-width="5.992cm"/>
    </style:style>
    <style:style style:name="Tableau2.B" style:family="table-column">
      <style:table-column-properties style:column-width="10.502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3" style:family="table-row">
      <style:table-row-properties style:min-row-height="2.965cm" fo:keep-together="auto"/>
    </style:style>
    <style:style style:name="Tableau3" style:family="table">
      <style:table-properties style:width="26.996cm" fo:margin-left="0.009cm" fo:margin-top="0cm" fo:margin-bottom="0cm" table:align="left" style:writing-mode="lr-tb"/>
    </style:style>
    <style:style style:name="Tableau3.A" style:family="table-column">
      <style:table-column-properties style:column-width="5.992cm"/>
    </style:style>
    <style:style style:name="Tableau3.B" style:family="table-column">
      <style:table-column-properties style:column-width="10.502c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1pt" fo:language="fr" fo:country="FR" fo:font-weight="bold" style:letter-kerning="false" style:font-name-asian="Calibri1" style:font-size-asian="11pt" style:language-asian="en" style:country-asian="US" style:font-weight-asian="bold" style:font-name-complex="F1" style:font-size-complex="11pt" style:language-complex="ar" style:country-complex="SA" style:font-weight-complex="bold"/>
    </style:style>
    <style:style style:name="P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F1" style:font-size-complex="11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1pt" fo:language="fr" fo:country="FR" officeooo:rsid="0015dc31" officeooo:paragraph-rsid="0015dc31" style:letter-kerning="false" style:font-name-asian="Calibri1" style:font-size-asian="11pt" style:language-asian="en" style:country-asian="US" style:font-name-complex="F1" style:font-size-complex="11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1pt" fo:language="fr" fo:country="FR" officeooo:rsid="0019208a" officeooo:paragraph-rsid="0019208a" style:letter-kerning="false" style:font-name-asian="Calibri1" style:font-size-asian="11pt" style:language-asian="en" style:country-asian="US" style:font-name-complex="F1" style:font-size-complex="11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1pt" fo:language="fr" fo:country="FR" officeooo:rsid="0020f349" officeooo:paragraph-rsid="0020f349" style:letter-kerning="false" style:font-name-asian="Calibri1" style:font-size-asian="11pt" style:language-asian="en" style:country-asian="US" style:font-name-complex="F1" style:font-size-complex="11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2" fo:font-size="11pt" officeooo:paragraph-rsid="001f0159" style:font-size-asian="11pt" style:font-size-complex="11pt"/>
    </style:style>
    <style:style style:name="P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2" fo:font-size="11pt" officeooo:paragraph-rsid="0020f349" style:font-size-asian="11pt" style:font-size-complex="11pt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2" fo:font-size="11pt" fo:language="fr" fo:country="FR" officeooo:rsid="001ab08f" officeooo:paragraph-rsid="001ab08f" style:letter-kerning="false" style:font-name-asian="Calibri1" style:font-size-asian="11pt" style:language-asian="en" style:country-asian="US" style:font-name-complex="F1" style:font-size-complex="11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2" fo:font-size="11pt" fo:language="fr" fo:country="FR" officeooo:rsid="0019208a" officeooo:paragraph-rsid="0020f349" style:letter-kerning="false" style:font-name-asian="Calibri1" style:font-size-asian="11pt" style:language-asian="en" style:country-asian="US" style:font-name-complex="F1" style:font-size-complex="11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2" fo:font-size="11pt" fo:language="fr" fo:country="FR" officeooo:rsid="0017d5d1" officeooo:paragraph-rsid="0020f349" style:letter-kerning="false" style:font-name-asian="Calibri1" style:font-size-asian="11pt" style:language-asian="en" style:country-asian="US" style:font-name-complex="F1" style:font-size-complex="11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2" fo:font-size="11pt" fo:language="fr" fo:country="FR" style:letter-kerning="false" style:font-name-asian="Calibri1" style:font-size-asian="11pt" style:language-asian="en" style:country-asian="US" style:font-name-complex="F1" style:font-size-complex="11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2" fo:font-size="11pt" fo:language="fr" fo:country="FR" officeooo:paragraph-rsid="00240d18" style:letter-kerning="false" style:font-name-asian="Calibri1" style:font-size-asian="11pt" style:language-asian="en" style:country-asian="US" style:font-name-complex="F1" style:font-size-complex="11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2" fo:font-size="11pt" fo:language="fr" fo:country="FR" officeooo:paragraph-rsid="00264096" style:letter-kerning="false" style:font-name-asian="Calibri1" style:font-size-asian="11pt" style:language-asian="en" style:country-asian="US" style:font-name-complex="F1" style:font-size-complex="11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2" fo:font-size="11pt" fo:language="fr" fo:country="FR" officeooo:rsid="0015dc31" officeooo:paragraph-rsid="0015dc31" style:letter-kerning="false" style:font-name-asian="Calibri1" style:font-size-asian="11pt" style:language-asian="en" style:country-asian="US" style:font-name-complex="F1" style:font-size-complex="11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2" fo:font-size="11pt" fo:language="fr" fo:country="FR" officeooo:rsid="0015dc31" officeooo:paragraph-rsid="002173c5" style:letter-kerning="false" style:font-name-asian="Calibri1" style:font-size-asian="11pt" style:language-asian="en" style:country-asian="US" style:font-name-complex="F1" style:font-size-complex="11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2" fo:font-size="11pt" fo:language="fr" fo:country="FR" officeooo:rsid="0015dc31" officeooo:paragraph-rsid="00221438" style:letter-kerning="false" style:font-name-asian="Calibri1" style:font-size-asian="11pt" style:language-asian="en" style:country-asian="US" style:font-name-complex="F1" style:font-size-complex="11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2" fo:font-size="11pt" fo:language="fr" fo:country="FR" officeooo:rsid="001c3af8" officeooo:paragraph-rsid="001c3af8" style:letter-kerning="false" style:font-name-asian="Calibri1" style:font-size-asian="11pt" style:language-asian="en" style:country-asian="US" style:font-name-complex="F1" style:font-size-complex="11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2" fo:font-size="11pt" fo:language="fr" fo:country="FR" officeooo:rsid="00264096" officeooo:paragraph-rsid="00264096" style:letter-kerning="false" style:font-name-asian="Calibri1" style:font-size-asian="11pt" style:language-asian="en" style:country-asian="US" style:font-name-complex="F1" style:font-size-complex="11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2" fo:font-size="11pt" fo:language="fr" fo:country="FR" officeooo:rsid="0026e89e" officeooo:paragraph-rsid="0026e89e" style:letter-kerning="false" style:font-name-asian="Calibri1" style:font-size-asian="11pt" style:language-asian="en" style:country-asian="US" style:font-name-complex="F1" style:font-size-complex="11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2" fo:font-size="11pt" fo:language="fr" fo:country="FR" officeooo:rsid="00271e91" officeooo:paragraph-rsid="00271e91" style:letter-kerning="false" style:font-name-asian="Calibri1" style:font-size-asian="11pt" style:language-asian="en" style:country-asian="US" style:font-name-complex="F1" style:font-size-complex="11pt" style:language-complex="ar" style:country-complex="SA"/>
    </style:style>
    <style:style style:name="P22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df205"/>
    </style:style>
    <style:style style:name="T4" style:family="text">
      <style:text-properties officeooo:rsid="001f0159"/>
    </style:style>
    <style:style style:name="T5" style:family="text">
      <style:text-properties fo:language="fr" fo:country="FR" officeooo:rsid="0019208a" style:letter-kerning="false" style:font-name-asian="Calibri1" style:language-asian="en" style:country-asian="US" style:font-name-complex="F1" style:language-complex="ar" style:country-complex="S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1">Rapport d'analyse de la revue de code</text:span></text:p>
      <text:p text:style-name="Standard"/>
      <text:p text:style-name="Standard">Application : Denombrements v01</text:p>
      <text:p text:style-name="Standard">Relecteur : </text:p>
      <text:p text:style-name="Standard">Date : </text:p>
      <text:h text:style-name="Heading_20_1" text:outline-level="1">Erreurs et dysfonctionnements</text:h>
      <table:table table:name="Tableau1" table:style-name="Tableau1">
        <table:table-column table:style-name="Tableau1.A"/>
        <table:table-column table:style-name="Tableau1.B" table:number-columns-repeated="2"/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>Problèmes recensées</text:p>
          </table:table-cell>
          <table:table-cell table:style-name="Tableau1.A1" office:value-type="string">
            <text:p text:style-name="P2">Corrections proposées</text:p>
          </table:table-cell>
        </table:table-row>
        <table:table-row table:style-name="Tableau1.1">
          <table:table-cell table:style-name="Tableau1.A1" office:value-type="string">
            <text:p text:style-name="P2">Erreurs syntaxiques</text:p>
          </table:table-cell>
          <table:table-cell table:style-name="Tableau1.A1" office:value-type="string">
            <text:p text:style-name="P4">Aucun problème, le programme fonctionne normalement</text:p>
          </table:table-cell>
          <table:table-cell table:style-name="Tableau1.A1" office:value-type="string">
            <text:p text:style-name="P3"/>
          </table:table-cell>
        </table:table-row>
        <table:table-row table:style-name="Tableau1.3">
          <table:table-cell table:style-name="Tableau1.A1" office:value-type="string">
            <text:p text:style-name="P2">Erreurs d'exécution</text:p>
          </table:table-cell>
          <table:table-cell table:style-name="Tableau1.A1" office:value-type="string">
            <text:p text:style-name="P8"><text:span text:style-name="T5">Erreur d'exécution si les saisies ne sont pas numériques.</text:span></text:p>
            <text:p text:style-name="P8"><text:span text:style-name="T5">Erreur d'exécution si les calculs donnent des résultats trop grands: à la demande de mon responsable, ce problème sera confié à un autre développeur. </text:span></text:p>
          </table:table-cell>
          <table:table-cell table:style-name="Tableau1.A1" office:value-type="string">
            <text:p text:style-name="P5">Mettre la saisie du choix en type « string »</text:p>
            <text:p text:style-name="P5">Ajout <text:span text:style-name="T4">d’</text:span>un « try » et <text:span text:style-name="T4">d’</text:span>un « catch »</text:p>
          </table:table-cell>
        </table:table-row>
      </table:table>
      <text:h text:style-name="Heading_20_1" text:outline-level="1">Règles de codage</text:h>
      <table:table table:name="Tableau2" table:style-name="Tableau2">
        <table:table-column table:style-name="Tableau2.A"/>
        <table:table-column table:style-name="Tableau2.B" table:number-columns-repeated="2"/>
        <table:table-row table:style-name="Tableau2.1"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>Problèmes recensées</text:p>
          </table:table-cell>
          <table:table-cell table:style-name="Tableau2.A1" office:value-type="string">
            <text:p text:style-name="P2">Corrections proposées</text:p>
          </table:table-cell>
        </table:table-row>
        <table:table-row table:style-name="Tableau2.1">
          <table:table-cell table:style-name="Tableau2.A1" office:value-type="string">
            <text:p text:style-name="P2">Commentaires :</text:p>
            <text:p text:style-name="P3">- normalisés</text:p>
            <text:p text:style-name="P3">- informatifs</text:p>
          </table:table-cell>
          <table:table-cell table:style-name="Tableau2.A1" office:value-type="string">
            <text:p text:style-name="P10">Il manque le commentaire normalisé du Main et le commentaire "cartouche" du programme.</text:p>
            <text:p text:style-name="P10">Les commentaires informatifs ont été mis sur les lignes de code, contrairement aux règles de codage. </text:p>
          </table:table-cell>
          <table:table-cell table:style-name="Tableau2.A1" office:value-type="string">
            <text:p text:style-name="P9">Ajouter les commentaires normalisés manquants.Supprimer les commentaires informatifs actuels et ajouter juste ceux nécessaires au niveau des blocs de code importants. </text:p>
          </table:table-cell>
        </table:table-row>
        <table:table-row table:style-name="Tableau2.3">
          <table:table-cell table:style-name="Tableau2.A1" office:value-type="string">
            <text:p text:style-name="P2">Présentation du code :</text:p>
            <text:p text:style-name="P3">- indentations</text:p>
            <text:p text:style-name="P3">- position des accolades</text:p>
            <text:p text:style-name="P3">- espacements horizontaux</text:p>
            <text:p text:style-name="P3">- espacements verticaux</text:p>
            <text:p text:style-name="P3">- instructions par ligne</text:p>
          </table:table-cell>
          <table:table-cell table:style-name="Tableau2.A1" office:value-type="string">
            <text:p text:style-name="P20">Quelques accolades mal placés.</text:p>
            <text:p text:style-name="P20">Certaines lignes vides.</text:p>
            <text:p text:style-name="P21">Plusieurs instruction sur la même ligne</text:p>
          </table:table-cell>
          <table:table-cell table:style-name="Tableau2.A1" office:value-type="string">
            <text:p text:style-name="P7">Ajouter les accolades manquantes.</text:p>
            <text:p text:style-name="P7">Mettre une instruction par ligne.</text:p>
            <text:p text:style-name="P7">Supprimer les lignes vides. </text:p>
          </table:table-cell>
        </table:table-row>
        <table:table-row table:style-name="Tableau2.1">
          <table:table-cell table:style-name="Tableau2.A1" office:value-type="string">
            <text:p text:style-name="P2">Nommage :</text:p>
            <text:p text:style-name="P3">- variables (camelCase)</text:p>
            <text:p text:style-name="P3">- modules (Pascal Case)</text:p>
            <text:p text:style-name="P3">- constantes (majuscules)</text:p>
          </table:table-cell>
          <table:table-cell table:style-name="Tableau2.A1" office:value-type="string">
            <text:p text:style-name="P6">Ces règles sont respectées.</text:p>
          </table:table-cell>
          <table:table-cell table:style-name="Tableau2.A1" office:value-type="string">
            <text:p text:style-name="P3"/>
          </table:table-cell>
        </table:table-row>
      </table:table>
      <text:h text:style-name="Heading_20_1" text:outline-level="1">Malfaçons</text:h>
      <table:table table:name="Tableau3" table:style-name="Tableau3">
        <table:table-column table:style-name="Tableau3.A"/>
        <table:table-column table:style-name="Tableau3.B" table:number-columns-repeated="2"/>
        <table:table-row table:style-name="Tableau3.1"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>Problèmes recensées</text:p>
          </table:table-cell>
          <table:table-cell table:style-name="Tableau3.A1" office:value-type="string">
            <text:p text:style-name="P2">Corrections proposées</text:p>
          </table:table-cell>
        </table:table-row>
        <table:table-row table:style-name="Tableau3.1">
          <table:table-cell table:style-name="Tableau3.A1" office:value-type="string">
            <text:p text:style-name="P2">Code :</text:p>
            <text:p text:style-name="P3">- bibliothèques non utilisées</text:p>
            <text:p text:style-name="P3"><text:soft-page-break/>- code dupliqué</text:p>
            <text:p text:style-name="P3">- code mort</text:p>
            <text:p text:style-name="P3">- code obscure</text:p>
            <text:p text:style-name="P3">- code non optimisé</text:p>
          </table:table-cell>
          <table:table-cell table:style-name="Tableau3.A1" office:value-type="string">
            <text:p text:style-name="P15">4 bibliothèques non utilisées. </text:p>
            <text:p text:style-name="P15"/>
            <text:p text:style-name="P16"><text:soft-page-break/>4 blocs de code quasiment identiques (30-32, 44-46, 57-59, 61-63)</text:p>
            <text:p text:style-name="P17">3 couples affichage/saisie identiques (27-28, 39-40, 52-53).</text:p>
            <text:p text:style-name="P17">2 couples affichage/saisie identiques (41-42, 54-55).</text:p>
            <text:p text:style-name="P16">Le test de la grande boucle n'est évalué qu'une fois (à l'entrée) car ensuite, un arrêt du programme a été inséré dans la boucle.</text:p>
            <text:p text:style-name="P16">La dernière ligne pour éviter que la fenêtre console se ferme, n'est jamais utilisée </text:p>
          </table:table-cell>
          <table:table-cell table:style-name="Tableau3.A1" office:value-type="string">
            <text:p text:style-name="P13">Supprimer les bibliothèques concernées.</text:p>
            <text:p text:style-name="P13">Créer une fonction pour remplacer ces 4blocs. </text:p>
            <text:p text:style-name="P13"><text:soft-page-break/>Déplacer le premier couple affichage/saisie ("nombre total d'éléments à gérer") au-dessus des tests (car il concerne les 3 choix du menu).</text:p>
            <text:p text:style-name="P13">Déplacer le second couple affichage/saisie ("nombre d'éléments dans le sous-ensemble") au-dessus du dernier test (car il concerne les choix 2 et 3 du menu).</text:p>
            <text:p text:style-name="P13">Supprimer l'arrêt du programme et utiliser la sortie normale de boucle.</text:p>
            <text:p text:style-name="P13">Supprimer la dernière ligne car, en saisissant 0 pour sortir du programme, la fenêtre console peut alors se fermer directement. </text:p>
          </table:table-cell>
        </table:table-row>
        <table:table-row table:style-name="Tableau3.1">
          <table:table-cell table:style-name="Tableau3.A1" office:value-type="string">
            <text:p text:style-name="P2">Variables :</text:p>
            <text:p text:style-name="P3">- valeurs "en dur"</text:p>
            <text:p text:style-name="P3">- variables non utilisées</text:p>
            <text:p text:style-name="P3">- variables globales</text:p>
          </table:table-cell>
          <table:table-cell table:style-name="Tableau3.A1" office:value-type="string">
            <text:p text:style-name="P18">Aucun problème</text:p>
          </table:table-cell>
          <table:table-cell table:style-name="Tableau3.A1" office:value-type="string">
            <text:p text:style-name="P12"/>
          </table:table-cell>
        </table:table-row>
        <table:table-row table:style-name="Tableau3.1">
          <table:table-cell table:style-name="Tableau3.A1" office:value-type="string">
            <text:p text:style-name="P2">Modules :</text:p>
            <text:p text:style-name="P3">- trop d'arguments</text:p>
            <text:p text:style-name="P3">- arguments en E/S</text:p>
            <text:p text:style-name="P3">- module non utilisé</text:p>
            <text:p text:style-name="P3">- module trop complexe</text:p>
          </table:table-cell>
          <table:table-cell table:style-name="Tableau3.A1" office:value-type="string">
            <text:p text:style-name="P18">Aucun problème / <text:span text:style-name="T3">Pas de modules</text:span></text:p>
          </table:table-cell>
          <table:table-cell table:style-name="Tableau3.A1" office:value-type="string">
            <text:p text:style-name="P12"/>
          </table:table-cell>
        </table:table-row>
        <table:table-row table:style-name="Tableau3.1">
          <table:table-cell table:style-name="Tableau3.A1" office:value-type="string">
            <text:p text:style-name="P2">Noms :</text:p>
            <text:p text:style-name="P3">- non parlant</text:p>
            <text:p text:style-name="P3">- ambigu</text:p>
          </table:table-cell>
          <table:table-cell table:style-name="Tableau3.A1" office:value-type="string">
            <text:p text:style-name="P14">Les noms des variables ne sont pas assez explicites, et certains noms sont changés alors qu'ils désignent la même chose (d'un test à l'autre). </text:p>
            <text:p text:style-name="P14">Par exemple, le nombre total d'éléments est stocké dans 'n' pour le premier choix, dans 't' pour les 2 autres choix </text:p>
          </table:table-cell>
          <table:table-cell table:style-name="Tableau3.A1" office:value-type="string">
            <text:p text:style-name="P19">Renommer les variables</text:p>
          </table:table-cell>
        </table:table-row>
        <table:table-row table:style-name="Tableau3.1">
          <table:table-cell table:style-name="Tableau3.A1" office:value-type="string">
            <text:p text:style-name="P2">Commentaires :</text:p>
            <text:p text:style-name="P3">- inapproprié</text:p>
            <text:p text:style-name="P3">- obsolète</text:p>
            <text:p text:style-name="P3">- redondant</text:p>
          </table:table-cell>
          <table:table-cell table:style-name="Tableau3.A1" office:value-type="string">
            <text:p text:style-name="P19">2 lignes de code sont commentées, certainement suite à des modifications (47, 65).</text:p>
            <text:p text:style-name="P19">Les commentaires n’apportent pas d’information complémentaire ou explicite et il y en a trop.</text:p>
          </table:table-cell>
          <table:table-cell table:style-name="Tableau3.A1" office:value-type="string">
            <text:p text:style-name="P19">Supprimer les lignes de code qui sont placées dans un commentaire.</text:p>
            <text:p text:style-name="P19">Supprimer les commentaires non explicites et placer juste les commentaires suffisant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" svg:font-family=""/>
    <style:font-face style:name="sans-serif" svg:font-family="sans-serif"/>
    <style:font-face style:name="Arial1" svg:font-family="Arial" style:font-family-generic="swiss"/>
    <style:font-face style:name="Calibri" svg:font-family="Calibri" style:font-family-generic="roman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F1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e74b5" loext:opacity="100%" fo:font-size="14pt" fo:font-weight="bold" style:font-name-asian="F1" style:font-family-generic-asian="system" style:font-pitch-asian="variable" style:font-size-asian="14pt" style:font-weight-asian="bold" style:font-name-complex="Calibri1" style:font-family-complex="Calibri" style:font-family-generic-complex="system" style:font-pitch-complex="variable" style:font-size-complex="1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e74b5" loext:opacity="100%" fo:font-size="14pt" fo:font-weight="bold" style:font-name-asian="F1" style:font-family-generic-asian="system" style:font-pitch-asian="variable" style:font-size-asian="14pt" style:font-weight-asian="bold" style:font-name-complex="Calibri1" style:font-family-complex="Calibri" style:font-family-generic-complex="system" style:font-pitch-complex="variable" style:font-size-complex="14pt" style:font-weight-complex="bold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9.7cm" fo:page-height="21.001cm" style:num-format="1" style:print-orientation="landscape" fo:margin-top="1.27cm" fo:margin-bottom="1.251cm" fo:margin-left="1.27cm" fo:margin-right="1.27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lisabeth MDS</meta:initial-creator>
    <meta:editing-cycles>24</meta:editing-cycles>
    <meta:creation-date>2020-06-19T12:51:00</meta:creation-date>
    <dc:date>2020-11-12T17:58:53.532000000</dc:date>
    <meta:editing-duration>PT1H49M17S</meta:editing-duration>
    <meta:generator>LibreOffice/7.0.1.2$Windows_X86_64 LibreOffice_project/7cbcfc562f6eb6708b5ff7d7397325de9e764452</meta:generator>
    <meta:document-statistic meta:table-count="3" meta:image-count="0" meta:object-count="0" meta:page-count="2" meta:paragraph-count="87" meta:word-count="537" meta:character-count="3438" meta:non-whitespace-character-count="297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